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2B000008BF000004492ECDD13C5CAFCE78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196.6mm" svg:height="302.26mm" svg:x="101mm" svg:y="0mm">
            <loext:p draw:notify-on-update-of-ranges="results.A1:results.A1 results.A2:results.A50 results.B1:results.B1 results.B2:results.B50 results.C1:results.C1 results.C2:results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76mm" svg:height="90.31mm" svg:x="309.86mm" svg:y="29.35mm">
            <loext:p draw:notify-on-update-of-ranges="results.B1:results.C1 results.B54:results.C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Democrat</text:p>
          </table:table-cell>
          <table:table-cell office:value-type="string" calcext:value-type="string">
            <text:p>Republican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0.315637206801862" calcext:value-type="float">
            <text:p>0.3156372068</text:p>
          </table:table-cell>
          <table:table-cell office:value-type="float" office:value="0.684362793198138" calcext:value-type="float">
            <text:p>0.6843627932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0.0239886065245449" calcext:value-type="float">
            <text:p>0.0239886065</text:p>
          </table:table-cell>
          <table:table-cell office:value-type="float" office:value="0.976011393475455" calcext:value-type="float">
            <text:p>0.9760113935</text:p>
          </table:table-cell>
          <table:table-cell/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0.478418844401822" calcext:value-type="float">
            <text:p>0.4784188444</text:p>
          </table:table-cell>
          <table:table-cell office:value-type="float" office:value="0.521581155598178" calcext:value-type="float">
            <text:p>0.5215811556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0.345640302918787" calcext:value-type="float">
            <text:p>0.3456403029</text:p>
          </table:table-cell>
          <table:table-cell office:value-type="float" office:value="0.654359697081213" calcext:value-type="float">
            <text:p>0.6543596971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0.697141689568075" calcext:value-type="float">
            <text:p>0.6971416896</text:p>
          </table:table-cell>
          <table:table-cell office:value-type="float" office:value="0.302858310431925" calcext:value-type="float">
            <text:p>0.3028583104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0.606971176468374" calcext:value-type="float">
            <text:p>0.6069711765</text:p>
          </table:table-cell>
          <table:table-cell office:value-type="float" office:value="0.393028823531626" calcext:value-type="float">
            <text:p>0.3930288235</text:p>
          </table:table-cell>
          <table:table-cell/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0.577305256333533" calcext:value-type="float">
            <text:p>0.5773052563</text:p>
          </table:table-cell>
          <table:table-cell office:value-type="float" office:value="0.422694743666467" calcext:value-type="float">
            <text:p>0.4226947437</text:p>
          </table:table-cell>
          <table:table-cell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0.422236229071876" calcext:value-type="float">
            <text:p>0.4222362291</text:p>
          </table:table-cell>
          <table:table-cell office:value-type="float" office:value="0.577763770928124" calcext:value-type="float">
            <text:p>0.5777637709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0.372534175856555" calcext:value-type="float">
            <text:p>0.3725341759</text:p>
          </table:table-cell>
          <table:table-cell office:value-type="float" office:value="0.627465824143445" calcext:value-type="float">
            <text:p>0.6274658241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0.7178688734377" calcext:value-type="float">
            <text:p>0.7178688734</text:p>
          </table:table-cell>
          <table:table-cell office:value-type="float" office:value="0.2821311265623" calcext:value-type="float">
            <text:p>0.2821311266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0.0991886655871191" calcext:value-type="float">
            <text:p>0.0991886656</text:p>
          </table:table-cell>
          <table:table-cell office:value-type="float" office:value="0.900811334412881" calcext:value-type="float">
            <text:p>0.9008113344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0.58941799600716" calcext:value-type="float">
            <text:p>0.589417996</text:p>
          </table:table-cell>
          <table:table-cell office:value-type="float" office:value="0.41058200399284" calcext:value-type="float">
            <text:p>0.410582004</text:p>
          </table:table-cell>
          <table:table-cell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0.371454279700179" calcext:value-type="float">
            <text:p>0.3714542797</text:p>
          </table:table-cell>
          <table:table-cell office:value-type="float" office:value="0.628545720299821" calcext:value-type="float">
            <text:p>0.6285457203</text:p>
          </table:table-cell>
          <table:table-cell/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0.428461237083109" calcext:value-type="float">
            <text:p>0.4284612371</text:p>
          </table:table-cell>
          <table:table-cell office:value-type="float" office:value="0.571538762916891" calcext:value-type="float">
            <text:p>0.5715387629</text:p>
          </table:table-cell>
          <table:table-cell/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0.350803263369753" calcext:value-type="float">
            <text:p>0.3508032634</text:p>
          </table:table-cell>
          <table:table-cell office:value-type="float" office:value="0.649196736630247" calcext:value-type="float">
            <text:p>0.6491967366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0.652158703005926" calcext:value-type="float">
            <text:p>0.652158703</text:p>
          </table:table-cell>
          <table:table-cell office:value-type="float" office:value="0.347841296994074" calcext:value-type="float">
            <text:p>0.347841297</text:p>
          </table:table-cell>
          <table:table-cell/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0.501646519774455" calcext:value-type="float">
            <text:p>0.5016465198</text:p>
          </table:table-cell>
          <table:table-cell office:value-type="float" office:value="0.498353480225545" calcext:value-type="float">
            <text:p>0.4983534802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0.660456087545975" calcext:value-type="float">
            <text:p>0.6604560875</text:p>
          </table:table-cell>
          <table:table-cell office:value-type="float" office:value="0.339543912454025" calcext:value-type="float">
            <text:p>0.3395439125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0.661026184016059" calcext:value-type="float">
            <text:p>0.661026184</text:p>
          </table:table-cell>
          <table:table-cell office:value-type="float" office:value="0.338973815983941" calcext:value-type="float">
            <text:p>0.338973816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0.482091109784786" calcext:value-type="float">
            <text:p>0.4820911098</text:p>
          </table:table-cell>
          <table:table-cell office:value-type="float" office:value="0.517908890215214" calcext:value-type="float">
            <text:p>0.5179088902</text:p>
          </table:table-cell>
          <table:table-cell/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0.356227613155324" calcext:value-type="float">
            <text:p>0.3562276132</text:p>
          </table:table-cell>
          <table:table-cell office:value-type="float" office:value="0.643772386844676" calcext:value-type="float">
            <text:p>0.6437723868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0.404572911171583" calcext:value-type="float">
            <text:p>0.4045729112</text:p>
          </table:table-cell>
          <table:table-cell office:value-type="float" office:value="0.595427088828418" calcext:value-type="float">
            <text:p>0.5954270888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0.459629692912285" calcext:value-type="float">
            <text:p>0.4596296929</text:p>
          </table:table-cell>
          <table:table-cell office:value-type="float" office:value="0.540370307087715" calcext:value-type="float">
            <text:p>0.5403703071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0.156581231778596" calcext:value-type="float">
            <text:p>0.1565812318</text:p>
          </table:table-cell>
          <table:table-cell office:value-type="float" office:value="0.843418768221404" calcext:value-type="float">
            <text:p>0.8434187682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0.137499280078327" calcext:value-type="float">
            <text:p>0.1374992801</text:p>
          </table:table-cell>
          <table:table-cell office:value-type="float" office:value="0.862500719921672" calcext:value-type="float">
            <text:p>0.8625007199</text:p>
          </table:table-cell>
          <table:table-cell/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0.469300296977371" calcext:value-type="float">
            <text:p>0.469300297</text:p>
          </table:table-cell>
          <table:table-cell office:value-type="float" office:value="0.530699703022629" calcext:value-type="float">
            <text:p>0.530699703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0.664155855951318" calcext:value-type="float">
            <text:p>0.664155856</text:p>
          </table:table-cell>
          <table:table-cell office:value-type="float" office:value="0.335844144048682" calcext:value-type="float">
            <text:p>0.335844144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0.692358140676893" calcext:value-type="float">
            <text:p>0.6923581407</text:p>
          </table:table-cell>
          <table:table-cell office:value-type="float" office:value="0.307641859323107" calcext:value-type="float">
            <text:p>0.3076418593</text:p>
          </table:table-cell>
          <table:table-cell/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0.676540336842309" calcext:value-type="float">
            <text:p>0.6765403368</text:p>
          </table:table-cell>
          <table:table-cell office:value-type="float" office:value="0.323459663157691" calcext:value-type="float">
            <text:p>0.3234596632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0.492600012718764" calcext:value-type="float">
            <text:p>0.4926000127</text:p>
          </table:table-cell>
          <table:table-cell office:value-type="float" office:value="0.507399987281236" calcext:value-type="float">
            <text:p>0.5073999873</text:p>
          </table:table-cell>
          <table:table-cell/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0.37226934134622" calcext:value-type="float">
            <text:p>0.3722693413</text:p>
          </table:table-cell>
          <table:table-cell office:value-type="float" office:value="0.62773065865378" calcext:value-type="float">
            <text:p>0.6277306587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0.409062252405945" calcext:value-type="float">
            <text:p>0.4090622524</text:p>
          </table:table-cell>
          <table:table-cell office:value-type="float" office:value="0.590937747594055" calcext:value-type="float">
            <text:p>0.5909377476</text:p>
          </table:table-cell>
          <table:table-cell/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0.612955378891298" calcext:value-type="float">
            <text:p>0.6129553789</text:p>
          </table:table-cell>
          <table:table-cell office:value-type="float" office:value="0.387044621108702" calcext:value-type="float">
            <text:p>0.3870446211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0.515890616243853" calcext:value-type="float">
            <text:p>0.5158906162</text:p>
          </table:table-cell>
          <table:table-cell office:value-type="float" office:value="0.484109383756147" calcext:value-type="float">
            <text:p>0.4841093838</text:p>
          </table:table-cell>
          <table:table-cell/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0.6637916634186" calcext:value-type="float">
            <text:p>0.6637916634</text:p>
          </table:table-cell>
          <table:table-cell office:value-type="float" office:value="0.3362083365814" calcext:value-type="float">
            <text:p>0.3362083366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0.332448290585919" calcext:value-type="float">
            <text:p>0.3324482906</text:p>
          </table:table-cell>
          <table:table-cell office:value-type="float" office:value="0.667551709414081" calcext:value-type="float">
            <text:p>0.6675517094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0.44213845396685" calcext:value-type="float">
            <text:p>0.442138454</text:p>
          </table:table-cell>
          <table:table-cell office:value-type="float" office:value="0.55786154603315" calcext:value-type="float">
            <text:p>0.557861546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0.304551315368623" calcext:value-type="float">
            <text:p>0.3045513154</text:p>
          </table:table-cell>
          <table:table-cell office:value-type="float" office:value="0.695448684631377" calcext:value-type="float">
            <text:p>0.6954486846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0.34008648736743" calcext:value-type="float">
            <text:p>0.3400864874</text:p>
          </table:table-cell>
          <table:table-cell office:value-type="float" office:value="0.65991351263257" calcext:value-type="float">
            <text:p>0.6599135126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0.302903584930154" calcext:value-type="float">
            <text:p>0.3029035849</text:p>
          </table:table-cell>
          <table:table-cell office:value-type="float" office:value="0.697096415069846" calcext:value-type="float">
            <text:p>0.6970964151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0.69547056384743" calcext:value-type="float">
            <text:p>0.6954705638</text:p>
          </table:table-cell>
          <table:table-cell office:value-type="float" office:value="0.30452943615257" calcext:value-type="float">
            <text:p>0.3045294362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0.434714054804674" calcext:value-type="float">
            <text:p>0.4347140548</text:p>
          </table:table-cell>
          <table:table-cell office:value-type="float" office:value="0.565285945195326" calcext:value-type="float">
            <text:p>0.5652859452</text:p>
          </table:table-cell>
          <table:table-cell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0.0489602531881225" calcext:value-type="float">
            <text:p>0.0489602532</text:p>
          </table:table-cell>
          <table:table-cell office:value-type="float" office:value="0.951039746811878" calcext:value-type="float">
            <text:p>0.9510397468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0.527709161746395" calcext:value-type="float">
            <text:p>0.5277091617</text:p>
          </table:table-cell>
          <table:table-cell office:value-type="float" office:value="0.472290838253605" calcext:value-type="float">
            <text:p>0.4722908383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0.482638195583876" calcext:value-type="float">
            <text:p>0.4826381956</text:p>
          </table:table-cell>
          <table:table-cell office:value-type="float" office:value="0.517361804416124" calcext:value-type="float">
            <text:p>0.5173618044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0.236686390532544" calcext:value-type="float">
            <text:p>0.2366863905</text:p>
          </table:table-cell>
          <table:table-cell office:value-type="float" office:value="0.763313609467456" calcext:value-type="float">
            <text:p>0.7633136095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float" office:value="23.5861877837484" calcext:value-type="float">
            <text:p>23.5861877837</text:p>
          </table:table-cell>
          <table:table-cell table:formula="of:=SUM([.C2:.C50])" office:value-type="float" office:value="25.4138122162516" calcext:value-type="float">
            <text:p>25.4138122163</text:p>
          </table:table-cell>
          <table:table-cell table:formula="of:=SUM([.B51:.C51])" office:value-type="float" office:value="49" calcext:value-type="float">
            <text:p>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mocrat</text:p>
          </table:table-cell>
          <table:table-cell office:value-type="string" calcext:value-type="string">
            <text:p>Republican</text:p>
          </table:table-cell>
          <table:table-cell/>
        </table:table-row>
        <table:table-row table:style-name="ro1">
          <table:table-cell/>
          <table:table-cell table:formula="of:=[.B51]/[.D51]*100" office:value-type="float" office:value="48.1350771096905" calcext:value-type="float">
            <text:p>48.1350771097</text:p>
          </table:table-cell>
          <table:table-cell table:formula="of:=[.C51]/[.D51]*100" office:value-type="float" office:value="51.8649228903095" calcext:value-type="float">
            <text:p>51.86492289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0111" number:language="en" number:country="GB">
      <number:number number:decimal-places="1" loext:min-decimal-places="1" number:min-integer-digits="1"/>
      <number:text>%</number:text>
    </number:percentage-style>
    <number:number-style style:name="N10112" number:language="en" number:country="GB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12:43:12.187012479</dc:date>
    <meta:editing-duration>PT4M21S</meta:editing-duration>
    <meta:editing-cycles>2</meta:editing-cycles>
    <meta:generator>LibreOffice/5.1.6.2$Linux_X86_64 LibreOffice_project/10m0$Build-2</meta:generator>
    <meta:document-statistic meta:table-count="1" meta:cell-count="1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GB">
      <number:number number:decimal-places="2" loext:min-decimal-places="2" number:min-integer-digits="1"/>
      <number:text>%</number:text>
    </number:percentage-style>
    <number:percentage-style style:name="N10111" number:language="en" number:country="GB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1" style:rotation-angle="38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111">
      <style:chart-properties loext:label-stroke="none" chart:link-data-style-to-source="true" chart:data-label-number="value" chart:data-label-text="false" chart:data-label-symbol="false" chart:label-position="center"/>
      <style:graphic-properties draw:stroke="none" draw:fill-color="#004586" dr3d:edge-rounding="5%"/>
      <style:text-properties fo:color="#33ff99"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0111">
      <style:chart-properties chart:link-data-style-to-source="true" chart:data-label-number="value" chart:data-label-text="false" chart:data-label-symbol="false"/>
      <style:graphic-properties draw:stroke="none" draw:fill-color="#ff0000" dr3d:edge-rounding="5%"/>
      <style:text-properties fo:color="#ffff00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661cm" svg:height="30.227cm" xlink:href=".." xlink:type="simple" chart:class="chart:bar" chart:style-name="ch1">
        <chart:title svg:x="7.511cm" svg:y="0.74cm" chart:style-name="ch2">
          <text:p>Result of US Elections</text:p>
        </chart:title>
        <chart:legend chart:legend-position="end" svg:x="17.213cm" svg:y="14.565cm" style:legend-expansion="high" chart:style-name="ch3"/>
        <chart:plot-area chart:style-name="ch4" table:cell-range-address="results.A1:results.C50" chart:data-source-has-labels="both" svg:x="1.404cm" svg:y="2.123cm" svg:width="15.416cm" svg:height="27.5cm">
          <chartooo:coordinate-region svg:x="3.825cm" svg:y="2.123cm" svg:width="12.634cm" svg:height="26.106cm"/>
          <chart:axis chart:dimension="x" chart:name="primary-x" chart:style-name="ch5" chartooo:axis-type="auto">
            <chartooo:date-scale/>
            <chart:title svg:x="0.451cm" svg:y="16.301cm" chart:style-name="ch6">
              <text:p>State</text:p>
            </chart:title>
            <chart:categories table:cell-range-address="results.A2:results.A5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results.B2:results.B50" chart:label-cell-address="results.B1:results.B1" chart:class="chart:bar">
            <chart:data-point chart:repeated="32"/>
            <chart:data-point chart:style-name="ch10"/>
            <chart:data-point chart:repeated="4"/>
            <chart:data-point chart:style-name="ch10"/>
            <chart:data-point chart:repeated="5"/>
            <chart:data-point chart:style-name="ch10"/>
            <chart:data-point chart:repeated="5"/>
          </chart:series>
          <chart:series chart:style-name="ch11" chart:values-cell-range-address="results.C2:results.C50" chart:label-cell-address="results.C1:results.C1" chart:class="chart:ba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mocrat</text:p>
                <draw:g>
                  <svg:desc>results.B1:results.B1</svg:desc>
                </draw:g>
              </table:table-cell>
              <table:table-cell office:value-type="string">
                <text:p>Republican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abama</text:p>
                <draw:g>
                  <svg:desc>results.A2:results.A50</svg:desc>
                </draw:g>
              </table:table-cell>
              <table:table-cell office:value-type="float" office:value="0.315637206801862">
                <text:p>0.315637206801862</text:p>
                <draw:g>
                  <svg:desc>results.B2:results.B50</svg:desc>
                </draw:g>
              </table:table-cell>
              <table:table-cell office:value-type="float" office:value="0.684362793198138">
                <text:p>0.684362793198138</text:p>
                <draw:g>
                  <svg:desc>results.C2:results.C50</svg:desc>
                </draw:g>
              </table:table-cell>
            </table:table-row>
            <table:table-row>
              <table:table-cell office:value-type="string">
                <text:p>Alaska</text:p>
              </table:table-cell>
              <table:table-cell office:value-type="float" office:value="0.0239886065245449">
                <text:p>0.0239886065245449</text:p>
              </table:table-cell>
              <table:table-cell office:value-type="float" office:value="0.976011393475455">
                <text:p>0.976011393475455</text:p>
              </table:table-cell>
            </table:table-row>
            <table:table-row>
              <table:table-cell office:value-type="string">
                <text:p>Arizona</text:p>
              </table:table-cell>
              <table:table-cell office:value-type="float" office:value="0.478418844401822">
                <text:p>0.478418844401822</text:p>
              </table:table-cell>
              <table:table-cell office:value-type="float" office:value="0.521581155598178">
                <text:p>0.521581155598178</text:p>
              </table:table-cell>
            </table:table-row>
            <table:table-row>
              <table:table-cell office:value-type="string">
                <text:p>Arkansas</text:p>
              </table:table-cell>
              <table:table-cell office:value-type="float" office:value="0.345640302918787">
                <text:p>0.345640302918787</text:p>
              </table:table-cell>
              <table:table-cell office:value-type="float" office:value="0.654359697081213">
                <text:p>0.654359697081213</text:p>
              </table:table-cell>
            </table:table-row>
            <table:table-row>
              <table:table-cell office:value-type="string">
                <text:p>California</text:p>
              </table:table-cell>
              <table:table-cell office:value-type="float" office:value="0.697141689568075">
                <text:p>0.697141689568075</text:p>
              </table:table-cell>
              <table:table-cell office:value-type="float" office:value="0.302858310431925">
                <text:p>0.302858310431925</text:p>
              </table:table-cell>
            </table:table-row>
            <table:table-row>
              <table:table-cell office:value-type="string">
                <text:p>Colorado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necticut</text:p>
              </table:table-cell>
              <table:table-cell office:value-type="float" office:value="0.606971176468374">
                <text:p>0.606971176468374</text:p>
              </table:table-cell>
              <table:table-cell office:value-type="float" office:value="0.393028823531626">
                <text:p>0.393028823531626</text:p>
              </table:table-cell>
            </table:table-row>
            <table:table-row>
              <table:table-cell office:value-type="string">
                <text:p>Delaware</text:p>
              </table:table-cell>
              <table:table-cell office:value-type="float" office:value="0.577305256333533">
                <text:p>0.577305256333533</text:p>
              </table:table-cell>
              <table:table-cell office:value-type="float" office:value="0.422694743666467">
                <text:p>0.422694743666467</text:p>
              </table:table-cell>
            </table:table-row>
            <table:table-row>
              <table:table-cell office:value-type="string">
                <text:p>Florida</text:p>
              </table:table-cell>
              <table:table-cell office:value-type="float" office:value="0.422236229071876">
                <text:p>0.422236229071876</text:p>
              </table:table-cell>
              <table:table-cell office:value-type="float" office:value="0.577763770928124">
                <text:p>0.577763770928124</text:p>
              </table:table-cell>
            </table:table-row>
            <table:table-row>
              <table:table-cell office:value-type="string">
                <text:p>Georgia</text:p>
              </table:table-cell>
              <table:table-cell office:value-type="float" office:value="0.372534175856555">
                <text:p>0.372534175856555</text:p>
              </table:table-cell>
              <table:table-cell office:value-type="float" office:value="0.627465824143445">
                <text:p>0.627465824143445</text:p>
              </table:table-cell>
            </table:table-row>
            <table:table-row>
              <table:table-cell office:value-type="string">
                <text:p>Hawaii</text:p>
              </table:table-cell>
              <table:table-cell office:value-type="float" office:value="0.7178688734377">
                <text:p>0.7178688734377</text:p>
              </table:table-cell>
              <table:table-cell office:value-type="float" office:value="0.2821311265623">
                <text:p>0.2821311265623</text:p>
              </table:table-cell>
            </table:table-row>
            <table:table-row>
              <table:table-cell office:value-type="string">
                <text:p>Idaho</text:p>
              </table:table-cell>
              <table:table-cell office:value-type="float" office:value="0.0991886655871191">
                <text:p>0.0991886655871191</text:p>
              </table:table-cell>
              <table:table-cell office:value-type="float" office:value="0.900811334412881">
                <text:p>0.900811334412881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0.58941799600716">
                <text:p>0.58941799600716</text:p>
              </table:table-cell>
              <table:table-cell office:value-type="float" office:value="0.41058200399284">
                <text:p>0.41058200399284</text:p>
              </table:table-cell>
            </table:table-row>
            <table:table-row>
              <table:table-cell office:value-type="string">
                <text:p>Indiana</text:p>
              </table:table-cell>
              <table:table-cell office:value-type="float" office:value="0.371454279700179">
                <text:p>0.371454279700179</text:p>
              </table:table-cell>
              <table:table-cell office:value-type="float" office:value="0.628545720299821">
                <text:p>0.628545720299821</text:p>
              </table:table-cell>
            </table:table-row>
            <table:table-row>
              <table:table-cell office:value-type="string">
                <text:p>Iowa</text:p>
              </table:table-cell>
              <table:table-cell office:value-type="float" office:value="0.428461237083109">
                <text:p>0.428461237083109</text:p>
              </table:table-cell>
              <table:table-cell office:value-type="float" office:value="0.571538762916891">
                <text:p>0.571538762916891</text:p>
              </table:table-cell>
            </table:table-row>
            <table:table-row>
              <table:table-cell office:value-type="string">
                <text:p>Kansas</text:p>
              </table:table-cell>
              <table:table-cell office:value-type="float" office:value="0.350803263369753">
                <text:p>0.350803263369753</text:p>
              </table:table-cell>
              <table:table-cell office:value-type="float" office:value="0.649196736630247">
                <text:p>0.649196736630247</text:p>
              </table:table-cell>
            </table:table-row>
            <table:table-row>
              <table:table-cell office:value-type="string">
                <text:p>Kentucky</text:p>
              </table:table-cell>
              <table:table-cell office:value-type="float" office:value="0.652158703005926">
                <text:p>0.652158703005926</text:p>
              </table:table-cell>
              <table:table-cell office:value-type="float" office:value="0.347841296994074">
                <text:p>0.347841296994074</text:p>
              </table:table-cell>
            </table:table-row>
            <table:table-row>
              <table:table-cell office:value-type="string">
                <text:p>Louisiana</text:p>
              </table:table-cell>
              <table:table-cell office:value-type="float" office:value="0.501646519774455">
                <text:p>0.501646519774455</text:p>
              </table:table-cell>
              <table:table-cell office:value-type="float" office:value="0.498353480225545">
                <text:p>0.498353480225545</text:p>
              </table:table-cell>
            </table:table-row>
            <table:table-row>
              <table:table-cell office:value-type="string">
                <text:p>Maine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yland</text:p>
              </table:table-cell>
              <table:table-cell office:value-type="float" office:value="0.660456087545975">
                <text:p>0.660456087545975</text:p>
              </table:table-cell>
              <table:table-cell office:value-type="float" office:value="0.339543912454025">
                <text:p>0.339543912454025</text:p>
              </table:table-cell>
            </table:table-row>
            <table:table-row>
              <table:table-cell office:value-type="string">
                <text:p>Massachusetts</text:p>
              </table:table-cell>
              <table:table-cell office:value-type="float" office:value="0.661026184016059">
                <text:p>0.661026184016059</text:p>
              </table:table-cell>
              <table:table-cell office:value-type="float" office:value="0.338973815983941">
                <text:p>0.338973815983941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0.482091109784786">
                <text:p>0.482091109784786</text:p>
              </table:table-cell>
              <table:table-cell office:value-type="float" office:value="0.517908890215214">
                <text:p>0.517908890215214</text:p>
              </table:table-cell>
            </table:table-row>
            <table:table-row>
              <table:table-cell office:value-type="string">
                <text:p>Mississippi</text:p>
              </table:table-cell>
              <table:table-cell office:value-type="float" office:value="0.356227613155324">
                <text:p>0.356227613155324</text:p>
              </table:table-cell>
              <table:table-cell office:value-type="float" office:value="0.643772386844676">
                <text:p>0.643772386844676</text:p>
              </table:table-cell>
            </table:table-row>
            <table:table-row>
              <table:table-cell office:value-type="string">
                <text:p>Missouri</text:p>
              </table:table-cell>
              <table:table-cell office:value-type="float" office:value="0.404572911171583">
                <text:p>0.404572911171583</text:p>
              </table:table-cell>
              <table:table-cell office:value-type="float" office:value="0.595427088828418">
                <text:p>0.595427088828418</text:p>
              </table:table-cell>
            </table:table-row>
            <table:table-row>
              <table:table-cell office:value-type="string">
                <text:p>Montana</text:p>
              </table:table-cell>
              <table:table-cell office:value-type="float" office:value="0.459629692912285">
                <text:p>0.459629692912285</text:p>
              </table:table-cell>
              <table:table-cell office:value-type="float" office:value="0.540370307087715">
                <text:p>0.540370307087715</text:p>
              </table:table-cell>
            </table:table-row>
            <table:table-row>
              <table:table-cell office:value-type="string">
                <text:p>Nebraska</text:p>
              </table:table-cell>
              <table:table-cell office:value-type="float" office:value="0.156581231778596">
                <text:p>0.156581231778596</text:p>
              </table:table-cell>
              <table:table-cell office:value-type="float" office:value="0.843418768221404">
                <text:p>0.843418768221404</text:p>
              </table:table-cell>
            </table:table-row>
            <table:table-row>
              <table:table-cell office:value-type="string">
                <text:p>Nevada</text:p>
              </table:table-cell>
              <table:table-cell office:value-type="float" office:value="0.137499280078327">
                <text:p>0.137499280078327</text:p>
              </table:table-cell>
              <table:table-cell office:value-type="float" office:value="0.862500719921672">
                <text:p>0.862500719921672</text:p>
              </table:table-cell>
            </table:table-row>
            <table:table-row>
              <table:table-cell office:value-type="string">
                <text:p>New Hampshire</text:p>
              </table:table-cell>
              <table:table-cell office:value-type="float" office:value="0.469300296977371">
                <text:p>0.469300296977371</text:p>
              </table:table-cell>
              <table:table-cell office:value-type="float" office:value="0.530699703022629">
                <text:p>0.530699703022629</text:p>
              </table:table-cell>
            </table:table-row>
            <table:table-row>
              <table:table-cell office:value-type="string">
                <text:p>New Jersey</text:p>
              </table:table-cell>
              <table:table-cell office:value-type="float" office:value="0.664155855951318">
                <text:p>0.664155855951318</text:p>
              </table:table-cell>
              <table:table-cell office:value-type="float" office:value="0.335844144048682">
                <text:p>0.335844144048682</text:p>
              </table:table-cell>
            </table:table-row>
            <table:table-row>
              <table:table-cell office:value-type="string">
                <text:p>New Mexico</text:p>
              </table:table-cell>
              <table:table-cell office:value-type="float" office:value="0.692358140676893">
                <text:p>0.692358140676893</text:p>
              </table:table-cell>
              <table:table-cell office:value-type="float" office:value="0.307641859323107">
                <text:p>0.307641859323107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0.676540336842309">
                <text:p>0.676540336842309</text:p>
              </table:table-cell>
              <table:table-cell office:value-type="float" office:value="0.323459663157691">
                <text:p>0.323459663157691</text:p>
              </table:table-cell>
            </table:table-row>
            <table:table-row>
              <table:table-cell office:value-type="string">
                <text:p>North Carolina</text:p>
              </table:table-cell>
              <table:table-cell office:value-type="float" office:value="0.492600012718764">
                <text:p>0.492600012718764</text:p>
              </table:table-cell>
              <table:table-cell office:value-type="float" office:value="0.507399987281236">
                <text:p>0.507399987281236</text:p>
              </table:table-cell>
            </table:table-row>
            <table:table-row>
              <table:table-cell office:value-type="string">
                <text:p>North Dakota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hio</text:p>
              </table:table-cell>
              <table:table-cell office:value-type="float" office:value="0.37226934134622">
                <text:p>0.37226934134622</text:p>
              </table:table-cell>
              <table:table-cell office:value-type="float" office:value="0.62773065865378">
                <text:p>0.62773065865378</text:p>
              </table:table-cell>
            </table:table-row>
            <table:table-row>
              <table:table-cell office:value-type="string">
                <text:p>Oklahoma</text:p>
              </table:table-cell>
              <table:table-cell office:value-type="float" office:value="0.409062252405945">
                <text:p>0.409062252405945</text:p>
              </table:table-cell>
              <table:table-cell office:value-type="float" office:value="0.590937747594055">
                <text:p>0.590937747594055</text:p>
              </table:table-cell>
            </table:table-row>
            <table:table-row>
              <table:table-cell office:value-type="string">
                <text:p>Oregon</text:p>
              </table:table-cell>
              <table:table-cell office:value-type="float" office:value="0.612955378891298">
                <text:p>0.612955378891298</text:p>
              </table:table-cell>
              <table:table-cell office:value-type="float" office:value="0.387044621108702">
                <text:p>0.387044621108702</text:p>
              </table:table-cell>
            </table:table-row>
            <table:table-row>
              <table:table-cell office:value-type="string">
                <text:p>Pennsylvania</text:p>
              </table:table-cell>
              <table:table-cell office:value-type="float" office:value="0.515890616243853">
                <text:p>0.515890616243853</text:p>
              </table:table-cell>
              <table:table-cell office:value-type="float" office:value="0.484109383756147">
                <text:p>0.484109383756147</text:p>
              </table:table-cell>
            </table:table-row>
            <table:table-row>
              <table:table-cell office:value-type="string">
                <text:p>Rhode Island</text:p>
              </table:table-cell>
              <table:table-cell office:value-type="float" office:value="0.6637916634186">
                <text:p>0.6637916634186</text:p>
              </table:table-cell>
              <table:table-cell office:value-type="float" office:value="0.3362083365814">
                <text:p>0.3362083365814</text:p>
              </table:table-cell>
            </table:table-row>
            <table:table-row>
              <table:table-cell office:value-type="string">
                <text:p>South Carolina</text:p>
              </table:table-cell>
              <table:table-cell office:value-type="float" office:value="0.332448290585919">
                <text:p>0.332448290585919</text:p>
              </table:table-cell>
              <table:table-cell office:value-type="float" office:value="0.667551709414081">
                <text:p>0.667551709414081</text:p>
              </table:table-cell>
            </table:table-row>
            <table:table-row>
              <table:table-cell office:value-type="string">
                <text:p>South Dakota</text:p>
              </table:table-cell>
              <table:table-cell office:value-type="float" office:value="0.44213845396685">
                <text:p>0.44213845396685</text:p>
              </table:table-cell>
              <table:table-cell office:value-type="float" office:value="0.55786154603315">
                <text:p>0.55786154603315</text:p>
              </table:table-cell>
            </table:table-row>
            <table:table-row>
              <table:table-cell office:value-type="string">
                <text:p>Tennessee</text:p>
              </table:table-cell>
              <table:table-cell office:value-type="float" office:value="0.304551315368623">
                <text:p>0.304551315368623</text:p>
              </table:table-cell>
              <table:table-cell office:value-type="float" office:value="0.695448684631377">
                <text:p>0.695448684631377</text:p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0.34008648736743">
                <text:p>0.34008648736743</text:p>
              </table:table-cell>
              <table:table-cell office:value-type="float" office:value="0.65991351263257">
                <text:p>0.65991351263257</text:p>
              </table:table-cell>
            </table:table-row>
            <table:table-row>
              <table:table-cell office:value-type="string">
                <text:p>Utah</text:p>
              </table:table-cell>
              <table:table-cell office:value-type="float" office:value="0.302903584930154">
                <text:p>0.302903584930154</text:p>
              </table:table-cell>
              <table:table-cell office:value-type="float" office:value="0.697096415069846">
                <text:p>0.697096415069846</text:p>
              </table:table-cell>
            </table:table-row>
            <table:table-row>
              <table:table-cell office:value-type="string">
                <text:p>Vermont</text:p>
              </table:table-cell>
              <table:table-cell office:value-type="float" office:value="0.69547056384743">
                <text:p>0.69547056384743</text:p>
              </table:table-cell>
              <table:table-cell office:value-type="float" office:value="0.30452943615257">
                <text:p>0.30452943615257</text:p>
              </table:table-cell>
            </table:table-row>
            <table:table-row>
              <table:table-cell office:value-type="string">
                <text:p>Virginia</text:p>
              </table:table-cell>
              <table:table-cell office:value-type="float" office:value="0.434714054804674">
                <text:p>0.434714054804674</text:p>
              </table:table-cell>
              <table:table-cell office:value-type="float" office:value="0.565285945195326">
                <text:p>0.565285945195326</text:p>
              </table:table-cell>
            </table:table-row>
            <table:table-row>
              <table:table-cell office:value-type="string">
                <text:p>Washington</text:p>
              </table:table-cell>
              <table:table-cell office:value-type="float" office:value="0.0489602531881225">
                <text:p>0.0489602531881225</text:p>
              </table:table-cell>
              <table:table-cell office:value-type="float" office:value="0.951039746811878">
                <text:p>0.951039746811878</text:p>
              </table:table-cell>
            </table:table-row>
            <table:table-row>
              <table:table-cell office:value-type="string">
                <text:p>West Virginia</text:p>
              </table:table-cell>
              <table:table-cell office:value-type="float" office:value="0.527709161746395">
                <text:p>0.527709161746395</text:p>
              </table:table-cell>
              <table:table-cell office:value-type="float" office:value="0.472290838253605">
                <text:p>0.472290838253605</text:p>
              </table:table-cell>
            </table:table-row>
            <table:table-row>
              <table:table-cell office:value-type="string">
                <text:p>Wisconsin</text:p>
              </table:table-cell>
              <table:table-cell office:value-type="float" office:value="0.482638195583876">
                <text:p>0.482638195583876</text:p>
              </table:table-cell>
              <table:table-cell office:value-type="float" office:value="0.517361804416124">
                <text:p>0.517361804416124</text:p>
              </table:table-cell>
            </table:table-row>
            <table:table-row>
              <table:table-cell office:value-type="string">
                <text:p>Wyoming</text:p>
              </table:table-cell>
              <table:table-cell office:value-type="float" office:value="0.236686390532544">
                <text:p>0.236686390532544</text:p>
              </table:table-cell>
              <table:table-cell office:value-type="float" office:value="0.763313609467456">
                <text:p>0.763313609467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77cm" svg:height="9.032cm" xlink:href=".." xlink:type="simple" chart:class="chart:circle" chart:style-name="ch1">
        <chart:title svg:x="6.833cm" svg:y="0.316cm" chart:style-name="ch2">
          <text:p>Total votes</text:p>
        </chart:title>
        <chart:plot-area chart:style-name="ch3" table:cell-range-address="results.B1:results.C1 results.B54:results.C54" chart:data-source-has-labels="column" svg:x="0.319cm" svg:y="1.275cm" svg:width="15.339cm" svg:height="7.577cm">
          <chartooo:coordinate-region svg:x="4.2cm" svg:y="1.276cm" svg:width="7.576cm" svg:height="7.5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B54:results.C54" chart:label-cell-address="results.B1:results.C1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draw:frame draw:style-name="gr1" draw:text-style-name="P1" svg:width="2.238cm" svg:height="1.097cm" svg:x="13.176cm" svg:y="4.269cm">
          <draw:image xlink:href="Pictures/2000002B000008BF000004492ECDD13C5CAFCE7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Democrat Republican</text:p>
                <text:list>
                  <text:list-item>
                    <text:p>Democrat</text:p>
                  </text:list-item>
                  <text:list-item>
                    <text:p>Republican</text:p>
                  </text:list-item>
                </text:list>
                <draw:g>
                  <svg:desc>results.B1:results.C1</svg:desc>
                </draw:g>
              </table:table-cell>
              <table:table-cell office:value-type="float" office:value="48.1350771096905">
                <text:p>48.1350771096905</text:p>
                <draw:g>
                  <svg:desc>results.B54:results.C54</svg:desc>
                </draw:g>
              </table:table-cell>
              <table:table-cell office:value-type="float" office:value="51.8649228903095">
                <text:p>51.86492289030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